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2970" officeooo:paragraph-rsid="00042970"/>
    </style:style>
    <style:style style:name="T1" style:family="text">
      <style:text-properties officeooo:rsid="0004b4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Aby był sens liczenia wzmocnień od stanu/wyjścia, <text:span text:style-name="T1">dla których chcemy mieć możliwość ustabilizowania układu,</text:span> <text:span text:style-name="T1">p</text:span>ierw trzeba sprawdzić czy układ jest <text:span text:style-name="T1">niestabilny. Jeśli jest niestabilny przystępujemy do dalszej części zadania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3T16:45:50.484000000</meta:creation-date>
    <dc:date>2022-12-03T16:50:21.485000000</dc:date>
    <meta:editing-duration>PT4M30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" meta:word-count="30" meta:character-count="224" meta:non-whitespace-character-count="195"/>
  </office:meta>
</office:document-meta>
</file>